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svg:font-family="Droid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ource Han Sans CN" svg:font-family="Source Han Sans CN"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onteparág.padrão" style:family="text">
      <style:text-properties fo:font-size="10pt" style:font-size-asian="10pt" style:font-size-complex="10pt"/>
    </style:style>
    <style:style style:name="T3" style:parent-style-name="Fonteparág.padrão" style:family="text">
      <style:text-properties fo:font-weight="bold" style:font-weight-asian="bold" style:font-weight-complex="bold" fo:color="#C9211E" fo:font-size="10pt" style:font-size-asian="10pt" style:font-size-complex="10pt"/>
    </style:style>
    <style:style style:name="T4" style:parent-style-name="Fonteparág.padrão" style:family="text">
      <style:text-properties fo:font-size="10pt" style:font-size-asian="10pt" style:font-size-complex="10pt"/>
    </style:style>
    <style:style style:name="P5" style:parent-style-name="Standard" style:family="paragraph">
      <style:text-properties fo:font-size="10pt" style:font-size-asian="10pt" style:font-size-complex="10pt"/>
    </style:style>
    <style:style style:name="P6" style:parent-style-name="Textbody" style:family="paragraph">
      <style:paragraph-properties fo:text-align="justify"/>
    </style:style>
    <style:style style:name="T7" style:parent-style-name="Fonteparág.padrão" style:family="text">
      <style:text-properties fo:font-size="10pt" style:font-size-asian="10pt" style:font-size-complex="10pt"/>
    </style:style>
    <style:style style:name="T8" style:parent-style-name="StrongEmphasis" style:family="text">
      <style:text-properties fo:font-weight="normal" style:font-weight-asian="normal" style:font-weight-complex="normal" fo:font-size="10pt" style:font-size-asian="10pt" style:font-size-complex="10pt"/>
    </style:style>
    <style:style style:name="T9" style:parent-style-name="Fonteparág.padrão" style:family="text">
      <style:text-properties fo:font-size="10pt" style:font-size-asian="10pt" style:font-size-complex="10pt"/>
    </style:style>
    <style:style style:name="P10" style:parent-style-name="Textbody" style:family="paragraph">
      <style:paragraph-properties fo:text-align="justify"/>
    </style:style>
    <style:style style:name="T11" style:parent-style-name="Fonteparág.padrão" style:family="text">
      <style:text-properties fo:font-size="10pt" style:font-size-asian="10pt" style:font-size-complex="10pt"/>
    </style:style>
    <style:style style:name="T12" style:parent-style-name="StrongEmphasis" style:family="text">
      <style:text-properties fo:font-weight="normal" style:font-weight-asian="normal" style:font-weight-complex="normal" fo:font-size="10pt" style:font-size-asian="10pt" style:font-size-complex="10pt"/>
    </style:style>
    <style:style style:name="T13" style:parent-style-name="Fonteparág.padrão" style:family="text">
      <style:text-properties fo:font-size="10pt" style:font-size-asian="10pt" style:font-size-complex="10pt"/>
    </style:style>
    <style:style style:name="P14" style:parent-style-name="Textbody" style:family="paragraph">
      <style:paragraph-properties fo:text-align="justify"/>
    </style:style>
    <style:style style:name="T15" style:parent-style-name="Fonteparág.padrão" style:family="text">
      <style:text-properties fo:font-size="10pt" style:font-size-asian="10pt" style:font-size-complex="10pt"/>
    </style:style>
    <style:style style:name="T16" style:parent-style-name="StrongEmphasis" style:family="text">
      <style:text-properties fo:font-weight="normal" style:font-weight-asian="normal" style:font-weight-complex="normal" fo:font-size="10pt" style:font-size-asian="10pt" style:font-size-complex="10pt"/>
    </style:style>
    <style:style style:name="T17" style:parent-style-name="Fonteparág.padrão" style:family="text">
      <style:text-properties fo:font-size="10pt" style:font-size-asian="10pt" style:font-size-complex="10pt"/>
    </style:style>
    <style:style style:name="T18" style:parent-style-name="Fonteparág.padrão" style:family="text">
      <style:text-properties fo:font-size="10pt" style:font-size-asian="10pt" style:font-size-complex="10pt"/>
    </style:style>
    <style:style style:name="P19" style:parent-style-name="Standard" style:family="paragraph">
      <style:paragraph-properties fo:text-align="justify"/>
      <style:text-properties fo:font-size="10pt" style:font-size-asian="10pt" style:font-size-complex="10pt"/>
    </style:style>
    <style:style style:name="T20" style:parent-style-name="Fonteparág.padrão" style:family="text">
      <style:text-properties fo:font-size="10pt" style:font-size-asian="10pt" style:font-size-complex="10pt"/>
    </style:style>
    <style:style style:name="T21" style:parent-style-name="Fonteparág.padrão" style:family="text">
      <style:text-properties fo:font-weight="bold" style:font-weight-asian="bold" style:font-weight-complex="bold" fo:color="#C9211E" fo:font-size="10pt" style:font-size-asian="10pt" style:font-size-complex="10pt"/>
    </style:style>
    <style:style style:name="T22" style:parent-style-name="Fonteparág.padrão" style:family="text">
      <style:text-properties fo:font-weight="bold" style:font-weight-asian="bold" style:font-weight-complex="bold" fo:font-size="10pt" style:font-size-asian="10pt" style:font-size-complex="10pt"/>
    </style:style>
    <style:style style:name="T23" style:parent-style-name="Fonteparág.padrão" style:family="text">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T29" style:parent-style-name="Fonteparág.padrão" style:family="text">
      <style:text-properties fo:font-size="10pt" style:font-size-asian="10pt" style:font-size-complex="10pt"/>
    </style:style>
    <style:style style:name="T30" style:parent-style-name="Fonteparág.padrão" style:family="text">
      <style:text-properties fo:font-weight="bold" style:font-weight-asian="bold" style:font-weight-complex="bold" fo:color="#C9211E"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Textbody" style:family="paragraph">
      <style:paragraph-properties fo:text-align="justify"/>
      <style:text-properties fo:color="#000000" fo:font-size="10pt" style:font-size-asian="10pt" style:font-size-complex="10pt"/>
    </style:style>
    <style:style style:name="P33" style:parent-style-name="Textbody" style:family="paragraph">
      <style:paragraph-properties fo:text-align="justify"/>
      <style:text-properties fo:color="#000000" fo:font-size="10pt" style:font-size-asian="10pt" style:font-size-complex="10pt"/>
    </style:style>
    <style:style style:name="P34" style:parent-style-name="Textbody" style:family="paragraph">
      <style:paragraph-properties fo:text-align="justify"/>
      <style:text-properties fo:color="#000000" fo:font-size="10pt" style:font-size-asian="10pt" style:font-size-complex="10pt"/>
    </style:style>
    <style:style style:name="P35" style:parent-style-name="Textbody" style:family="paragraph">
      <style:paragraph-properties fo:text-align="justify"/>
      <style:text-properties fo:color="#000000" fo:font-size="10pt" style:font-size-asian="10pt" style:font-size-complex="10pt"/>
    </style:style>
    <style:style style:name="P36" style:parent-style-name="Textbody" style:family="paragraph">
      <style:paragraph-properties fo:text-align="justify"/>
      <style:text-properties fo:color="#000000" fo:font-size="10pt" style:font-size-asian="10pt" style:font-size-complex="10pt"/>
    </style:style>
    <style:style style:name="P37" style:parent-style-name="Textbody" style:family="paragraph">
      <style:paragraph-properties fo:text-align="justify"/>
      <style:text-properties fo:color="#000000" fo:font-size="10pt" style:font-size-asian="10pt" style:font-size-complex="10pt"/>
    </style:style>
    <style:style style:name="P38" style:parent-style-name="Textbody" style:family="paragraph">
      <style:paragraph-properties fo:text-align="justify"/>
      <style:text-properties fo:font-weight="bold" style:font-weight-asian="bold" style:font-weight-complex="bold" fo:color="#EE0000" fo:font-size="10pt" style:font-size-asian="10pt" style:font-size-complex="10pt"/>
    </style:style>
    <style:style style:name="P39" style:parent-style-name="Textbody" style:family="paragraph">
      <style:paragraph-properties fo:text-align="justify"/>
    </style:style>
    <style:style style:name="T40" style:parent-style-name="Fonteparág.padrão" style:family="text">
      <style:text-properties fo:font-size="10pt" style:font-size-asian="10pt" style:font-size-complex="10pt"/>
    </style:style>
    <style:style style:name="T41" style:parent-style-name="Fonteparág.padrão" style:family="text">
      <style:text-properties fo:font-size="10pt" style:font-size-asian="10pt" style:font-size-complex="10pt"/>
    </style:style>
    <style:style style:name="T42" style:parent-style-name="Fonteparág.padrão" style:family="text">
      <style:text-properties fo:font-style="italic" style:font-style-asian="italic" style:font-style-complex="italic" fo:font-size="10pt" style:font-size-asian="10pt" style:font-size-complex="10pt"/>
    </style:style>
    <style:style style:name="T43" style:parent-style-name="Fonteparág.padrão" style:family="text">
      <style:text-properties fo:font-size="10pt" style:font-size-asian="10pt" style:font-size-complex="10pt"/>
    </style:style>
    <style:style style:name="P44" style:parent-style-name="Textbody" style:family="paragraph">
      <style:paragraph-properties fo:text-align="justify"/>
      <style:text-properties fo:font-size="10pt" style:font-size-asian="10pt" style:font-size-complex="10pt"/>
    </style:style>
    <style:style style:name="P45" style:parent-style-name="Textbody" style:family="paragraph">
      <style:paragraph-properties fo:text-align="justify"/>
      <style:text-properties fo:font-size="10pt" style:font-size-asian="10pt" style:font-size-complex="10pt"/>
    </style:style>
    <style:style style:name="P46" style:parent-style-name="Textbody" style:family="paragraph">
      <style:paragraph-properties fo:text-align="justify"/>
      <style:text-properties fo:font-size="10pt" style:font-size-asian="10pt" style:font-size-complex="10pt"/>
    </style:style>
    <style:style style:name="P47" style:parent-style-name="Textbody" style:family="paragraph">
      <style:paragraph-properties fo:text-align="justify"/>
      <style:text-properties fo:font-size="10pt" style:font-size-asian="10pt" style:font-size-complex="10pt"/>
    </style:style>
    <style:style style:name="P48" style:parent-style-name="Textbody" style:family="paragraph">
      <style:paragraph-properties fo:text-align="justify"/>
      <style:text-properties fo:font-size="10pt" style:font-size-asian="10pt" style:font-size-complex="10pt"/>
    </style:style>
    <style:style style:name="P49" style:parent-style-name="Textbody" style:family="paragraph">
      <style:paragraph-properties fo:text-align="justify"/>
      <style:text-properties fo:font-size="10pt" style:font-size-asian="10pt" style:font-size-complex="10pt"/>
    </style:style>
    <style:style style:name="P50" style:parent-style-name="Textbody" style:family="paragraph">
      <style:paragraph-properties fo:text-align="justify"/>
      <style:text-properties fo:font-size="10pt" style:font-size-asian="10pt" style:font-size-complex="10pt"/>
    </style:style>
    <style:style style:name="P51" style:parent-style-name="Textbody" style:family="paragraph">
      <style:paragraph-properties fo:text-align="justify"/>
      <style:text-properties fo:font-size="10pt" style:font-size-asian="10pt" style:font-size-complex="10pt"/>
    </style:style>
    <style:style style:name="P52" style:parent-style-name="Textbody" style:family="paragraph">
      <style:paragraph-properties fo:text-align="justify"/>
      <style:text-properties fo:font-size="10pt" style:font-size-asian="10pt" style:font-size-complex="10pt"/>
    </style:style>
    <style:style style:name="P53" style:parent-style-name="Textbody" style:family="paragraph">
      <style:paragraph-properties fo:text-align="justify"/>
      <style:text-properties fo:font-size="10pt" style:font-size-asian="10pt" style:font-size-complex="10pt"/>
    </style:style>
    <style:style style:name="P54" style:parent-style-name="Textbody" style:family="paragraph">
      <style:paragraph-properties fo:text-align="justify"/>
      <style:text-properties fo:font-size="10pt" style:font-size-asian="10pt" style:font-size-complex="10pt"/>
    </style:style>
    <style:style style:name="P55" style:parent-style-name="Textbody" style:family="paragraph">
      <style:paragraph-properties fo:text-align="justify"/>
      <style:text-properties fo:font-size="10pt" style:font-size-asian="10pt" style:font-size-complex="10pt"/>
    </style:style>
    <style:style style:name="P56" style:parent-style-name="Textbody" style:family="paragraph">
      <style:paragraph-properties fo:text-align="justify"/>
      <style:text-properties fo:font-size="10pt" style:font-size-asian="10pt" style:font-size-complex="10pt"/>
    </style:style>
    <style:style style:name="P57" style:parent-style-name="Textbody" style:family="paragraph">
      <style:paragraph-properties fo:text-align="justify"/>
      <style:text-properties fo:font-size="10pt" style:font-size-asian="10pt" style:font-size-complex="10pt"/>
    </style:style>
    <style:style style:name="P58" style:parent-style-name="Textbody" style:family="paragraph">
      <style:paragraph-properties fo:text-align="justify"/>
      <style:text-properties fo:font-size="10pt" style:font-size-asian="10pt" style:font-size-complex="10pt"/>
    </style:style>
    <style:style style:name="P59" style:parent-style-name="Textbody" style:family="paragraph">
      <style:paragraph-properties fo:text-align="justify"/>
      <style:text-properties fo:font-size="10pt" style:font-size-asian="10pt" style:font-size-complex="10pt"/>
    </style:style>
    <style:style style:name="P60" style:parent-style-name="Textbody" style:family="paragraph">
      <style:paragraph-properties fo:text-align="justify"/>
      <style:text-properties fo:font-size="10pt" style:font-size-asian="10pt" style:font-size-complex="10pt"/>
    </style:style>
    <style:style style:name="P61" style:parent-style-name="Textbody" style:family="paragraph">
      <style:paragraph-properties fo:text-align="justify"/>
      <style:text-properties fo:font-size="10pt" style:font-size-asian="10pt" style:font-size-complex="10pt"/>
    </style:style>
    <style:style style:name="P62" style:parent-style-name="Textbody" style:family="paragraph">
      <style:paragraph-properties fo:text-align="justify"/>
      <style:text-properties fo:font-size="10pt" style:font-size-asian="10pt" style:font-size-complex="10pt"/>
    </style:style>
    <style:style style:name="P63" style:parent-style-name="Textbody" style:family="paragraph">
      <style:paragraph-properties fo:text-align="justify"/>
      <style:text-properties fo:font-size="10pt" style:font-size-asian="10pt" style:font-size-complex="10pt"/>
    </style:style>
    <style:style style:name="P64" style:parent-style-name="Textbody" style:family="paragraph">
      <style:paragraph-properties fo:text-align="justify"/>
      <style:text-properties fo:font-size="10pt" style:font-size-asian="10pt" style:font-size-complex="10pt"/>
    </style:style>
    <style:style style:name="P65" style:parent-style-name="Textbody" style:family="paragraph">
      <style:paragraph-properties fo:text-align="justify"/>
      <style:text-properties fo:font-size="10pt" style:font-size-asian="10pt" style:font-size-complex="10pt"/>
    </style:style>
    <style:style style:name="P66" style:parent-style-name="Textbody" style:family="paragraph">
      <style:paragraph-properties fo:text-align="justify"/>
      <style:text-properties fo:font-size="10pt" style:font-size-asian="10pt" style:font-size-complex="10pt"/>
    </style:style>
    <style:style style:name="P67" style:parent-style-name="Textbody" style:family="paragraph">
      <style:paragraph-properties fo:text-align="justify"/>
      <style:text-properties fo:font-size="10pt" style:font-size-asian="10pt" style:font-size-complex="10pt"/>
    </style:style>
    <style:style style:name="P68" style:parent-style-name="Textbody" style:family="paragraph">
      <style:paragraph-properties fo:text-align="justify"/>
      <style:text-properties fo:font-size="10pt" style:font-size-asian="10pt" style:font-size-complex="10pt"/>
    </style:style>
    <style:style style:name="P69" style:parent-style-name="Textbody" style:family="paragraph">
      <style:paragraph-properties fo:text-align="justify"/>
      <style:text-properties fo:font-size="10pt" style:font-size-asian="10pt" style:font-size-complex="10pt"/>
    </style:style>
    <style:style style:name="P70" style:parent-style-name="Textbody" style:family="paragraph">
      <style:paragraph-properties fo:text-align="justify"/>
      <style:text-properties fo:font-size="10pt" style:font-size-asian="10pt" style:font-size-complex="10pt"/>
    </style:style>
    <style:style style:name="P71" style:parent-style-name="Textbody" style:family="paragraph">
      <style:paragraph-properties fo:text-align="justify"/>
      <style:text-properties fo:font-size="10pt" style:font-size-asian="10pt" style:font-size-complex="10pt"/>
    </style:style>
    <style:style style:name="P72" style:parent-style-name="Textbody" style:family="paragraph">
      <style:paragraph-properties fo:text-align="justify"/>
      <style:text-properties fo:font-size="10pt" style:font-size-asian="10pt" style:font-size-complex="10pt"/>
    </style:style>
    <style:style style:name="P73" style:parent-style-name="Textbody" style:family="paragraph">
      <style:paragraph-properties fo:text-align="justify"/>
      <style:text-properties fo:font-size="10pt" style:font-size-asian="10pt" style:font-size-complex="10pt"/>
    </style:style>
    <style:style style:name="P74" style:parent-style-name="Textbody" style:family="paragraph">
      <style:paragraph-properties fo:text-align="justify"/>
      <style:text-properties fo:font-size="10pt" style:font-size-asian="10pt" style:font-size-complex="10pt"/>
    </style:style>
    <style:style style:name="P75" style:parent-style-name="Textbody" style:family="paragraph">
      <style:paragraph-properties fo:text-align="justify"/>
      <style:text-properties fo:font-size="10pt" style:font-size-asian="10pt" style:font-size-complex="10pt"/>
    </style:style>
    <style:style style:name="P76" style:parent-style-name="Textbody" style:family="paragraph">
      <style:paragraph-properties fo:text-align="justify"/>
      <style:text-properties fo:font-size="10pt" style:font-size-asian="10pt" style:font-size-complex="10pt"/>
    </style:style>
    <style:style style:name="P77" style:parent-style-name="Textbody" style:family="paragraph">
      <style:paragraph-properties fo:text-align="justify"/>
      <style:text-properties fo:font-size="10pt" style:font-size-asian="10pt" style:font-size-complex="10pt"/>
    </style:style>
    <style:style style:name="P78" style:parent-style-name="Textbody" style:family="paragraph">
      <style:paragraph-properties fo:text-align="justify"/>
      <style:text-properties fo:font-size="10pt" style:font-size-asian="10pt" style:font-size-complex="10pt"/>
    </style:style>
    <style:style style:name="P79" style:parent-style-name="Textbody" style:family="paragraph">
      <style:paragraph-properties fo:text-align="justify"/>
      <style:text-properties fo:font-size="10pt" style:font-size-asian="10pt" style:font-size-complex="10pt"/>
    </style:style>
    <style:style style:name="P80" style:parent-style-name="Textbody" style:family="paragraph">
      <style:paragraph-properties fo:text-align="justify"/>
      <style:text-properties fo:font-size="10pt" style:font-size-asian="10pt" style:font-size-complex="10pt"/>
    </style:style>
    <style:style style:name="P81" style:parent-style-name="Textbody" style:family="paragraph">
      <style:paragraph-properties fo:text-align="justify"/>
      <style:text-properties fo:color="#EE0000" fo:font-size="10pt" style:font-size-asian="10pt" style:font-size-complex="10pt"/>
    </style:style>
    <style:style style:name="P82" style:parent-style-name="Textbody" style:family="paragraph">
      <style:paragraph-properties fo:text-align="justify"/>
      <style:text-properties fo:font-size="10pt" style:font-size-asian="10pt" style:font-size-complex="10pt"/>
    </style:style>
    <style:style style:name="P83" style:parent-style-name="Textbody" style:family="paragraph">
      <style:paragraph-properties fo:text-align="justify"/>
      <style:text-properties fo:font-size="10pt" style:font-size-asian="10pt" style:font-size-complex="10pt"/>
    </style:style>
    <style:style style:name="P84" style:parent-style-name="Textbody" style:family="paragraph">
      <style:paragraph-properties fo:text-align="justify"/>
      <style:text-properties fo:font-size="10pt" style:font-size-asian="10pt" style:font-size-complex="10pt"/>
    </style:style>
    <style:style style:name="P85" style:parent-style-name="Textbody" style:family="paragraph">
      <style:paragraph-properties fo:text-align="justify"/>
      <style:text-properties fo:font-size="10pt" style:font-size-asian="10pt" style:font-size-complex="10pt"/>
    </style:style>
    <style:style style:name="P86" style:parent-style-name="Textbody" style:family="paragraph">
      <style:paragraph-properties fo:text-align="justify"/>
    </style:style>
    <style:style style:name="T87" style:parent-style-name="Fonteparág.padrão" style:family="text">
      <style:text-properties fo:color="#EE0000" fo:font-size="10pt" style:font-size-asian="10pt" style:font-size-complex="10pt"/>
    </style:style>
    <style:style style:name="T88" style:parent-style-name="Fonteparág.padrão" style:family="text">
      <style:text-properties fo:font-size="10pt" style:font-size-asian="10pt" style:font-size-complex="10pt"/>
    </style:style>
    <style:style style:name="P89" style:parent-style-name="Textbody" style:family="paragraph">
      <style:paragraph-properties fo:text-align="justify"/>
      <style:text-properties fo:font-size="10pt" style:font-size-asian="10pt" style:font-size-complex="10pt"/>
    </style:style>
    <style:style style:name="P90" style:parent-style-name="Textbody" style:family="paragraph">
      <style:paragraph-properties fo:text-align="justify"/>
      <style:text-properties fo:font-size="10pt" style:font-size-asian="10pt" style:font-size-complex="10pt"/>
    </style:style>
    <style:style style:name="P91" style:parent-style-name="Textbody" style:family="paragraph">
      <style:paragraph-properties fo:text-align="justify"/>
      <style:text-properties fo:font-size="10pt" style:font-size-asian="10pt" style:font-size-complex="10pt"/>
    </style:style>
    <style:style style:name="P92" style:parent-style-name="Textbody" style:family="paragraph">
      <style:paragraph-properties fo:text-align="justify"/>
    </style:style>
    <style:style style:name="T93" style:parent-style-name="Fonteparág.padrão" style:family="text">
      <style:text-properties fo:font-size="10pt" style:font-size-asian="10pt" style:font-size-complex="10pt"/>
    </style:style>
    <style:style style:name="T94" style:parent-style-name="Hyperlink" style:family="text">
      <style:text-properties fo:font-size="10pt" style:font-size-asian="10pt" style:font-size-complex="10pt"/>
    </style:style>
    <style:style style:name="P95" style:parent-style-name="Textbody" style:family="paragraph">
      <style:paragraph-properties fo:text-align="justify"/>
      <style:text-properties fo:font-size="10pt" style:font-size-asian="10pt" style:font-size-complex="10pt"/>
    </style:style>
    <style:style style:name="P96" style:parent-style-name="Textbody" style:family="paragraph">
      <style:paragraph-properties fo:text-align="justify"/>
      <style:text-properties fo:font-size="10pt" style:font-size-asian="10pt" style:font-size-complex="10pt"/>
    </style:style>
    <style:style style:name="P97" style:parent-style-name="Textbody" style:family="paragraph">
      <style:paragraph-properties fo:text-align="justify"/>
      <style:text-properties fo:font-size="10pt" style:font-size-asian="10pt" style:font-size-complex="10pt"/>
    </style:style>
    <style:style style:name="P98" style:parent-style-name="Textbody" style:family="paragraph">
      <style:paragraph-properties fo:text-align="justify"/>
      <style:text-properties fo:font-size="10pt" style:font-size-asian="10pt" style:font-size-complex="10pt"/>
    </style:style>
    <style:style style:name="P99" style:parent-style-name="Textbody" style:family="paragraph">
      <style:paragraph-properties fo:text-align="justify"/>
      <style:text-properties fo:font-weight="bold" style:font-weight-asian="bold" style:font-weight-complex="bold" fo:font-size="10pt" style:font-size-asian="10pt" style:font-size-complex="10pt"/>
    </style:style>
    <style:style style:name="P100" style:parent-style-name="Textbody" style:family="paragraph">
      <style:paragraph-properties fo:text-align="justify"/>
      <style:text-properties fo:font-size="10pt" style:font-size-asian="10pt" style:font-size-complex="10pt"/>
    </style:style>
    <style:style style:name="P101" style:parent-style-name="Textbody" style:family="paragraph">
      <style:paragraph-properties fo:text-align="justify"/>
      <style:text-properties fo:font-size="10pt" style:font-size-asian="10pt" style:font-size-complex="10pt"/>
    </style:style>
    <style:style style:name="P102" style:parent-style-name="Textbody" style:family="paragraph">
      <style:paragraph-properties fo:text-align="justify"/>
      <style:text-properties fo:font-size="10pt" style:font-size-asian="10pt" style:font-size-complex="10pt"/>
    </style:style>
    <style:style style:name="P103" style:parent-style-name="Textbody" style:family="paragraph">
      <style:paragraph-properties fo:text-align="justify"/>
      <style:text-properties fo:font-size="10pt" style:font-size-asian="10pt" style:font-size-complex="10pt"/>
    </style:style>
    <style:style style:name="P104" style:parent-style-name="Textbody" style:family="paragraph">
      <style:paragraph-properties fo:text-align="justify"/>
      <style:text-properties fo:font-size="10pt" style:font-size-asian="10pt" style:font-size-complex="10pt"/>
    </style:style>
    <style:style style:name="P105" style:parent-style-name="Textbody" style:family="paragraph">
      <style:paragraph-properties fo:text-align="justify"/>
      <style:text-properties fo:font-size="10pt" style:font-size-asian="10pt" style:font-size-complex="10pt"/>
    </style:style>
    <style:style style:name="P106" style:parent-style-name="Textbody" style:family="paragraph">
      <style:paragraph-properties fo:text-align="justify"/>
      <style:text-properties fo:font-size="10pt" style:font-size-asian="10pt" style:font-size-complex="10pt"/>
    </style:style>
    <style:style style:name="P107" style:parent-style-name="Textbody" style:family="paragraph">
      <style:paragraph-properties fo:text-align="justify"/>
      <style:text-properties fo:font-size="10pt" style:font-size-asian="10pt" style:font-size-complex="10pt"/>
    </style:style>
    <style:style style:name="P108" style:parent-style-name="Textbody" style:family="paragraph">
      <style:paragraph-properties fo:text-align="justify"/>
      <style:text-properties fo:font-size="10pt" style:font-size-asian="10pt" style:font-size-complex="10pt"/>
    </style:style>
    <style:style style:name="P109" style:parent-style-name="Standard" style:family="paragraph">
      <style:text-properties fo:font-size="10pt" style:font-size-asian="10pt" style:font-size-complex="10pt"/>
    </style:style>
  </office:automatic-styles>
  <office:body>
    <office:text text:use-soft-page-breaks="true">
      <text:p text:style-name="P1">ESBOÇO DE CONTEÚDO PARA O SITE – PREVENIR SAÚDE OCUPACIONAL</text:p>
      <text:p text:style-name="Standard"/>
      <text:p text:style-name="Standard">DADOS DA PREVENIR SAÚDE OCUPACIONAL LTDA:</text:p>
      <text:p text:style-name="Standard">CNPJ: 10 314 933/001-16</text:p>
      <text:p text:style-name="Standard"/>
      <text:p text:style-name="Standard">RESPONSÁVEL TÉCNICO:</text:p>
      <text:p text:style-name="Standard">DR. FÁBIO SATAKE GONÇALVES</text:p>
      <text:p text:style-name="Standard">CRM/ SC 15 915 RQE 16535</text:p>
      <text:p text:style-name="Standard"/>
      <text:p text:style-name="Standard"><text:span text:style-name="T2">*<text:s/></text:span><text:span text:style-name="T3">QUEM SOMOS</text:span><text:span text:style-name="T4"><text:s/>(Breve descrição da Clínica - apresentação)</text:span></text:p>
      <text:p text:style-name="P5"/>
      <text:p text:style-name="P6"><text:span text:style-name="T7">A<text:s/></text:span><text:span text:style-name="T8">Prevenir Saúde Ocupacional</text:span><text:span text:style-name="T9"><text:s/>foi fundada em 1996 com o propósito de oferecer serviços em Saúde Ocupacional e Segurança do Trabalho de maneira diferenciada. Desde o início, atuamos com ética, qualidade e comprometimento, proporcionando uma assessoria completa, personalizada e adaptada às particularidades de cada segmento.</text:span></text:p>
      <text:p text:style-name="P10"><text:span text:style-name="T11">Acreditamos que<text:s/></text:span><text:span text:style-name="T12">parcerias sólidas se constroem com alinhamento, colaboração e uma gestão transparente e eficiente</text:span><text:span text:style-name="T13">. Nosso papel vai além da prestação de serviços em SST: buscamos ser um aliado estratégico para nossos clientes.</text:span></text:p>
      <text:p text:style-name="P14"><text:span text:style-name="T15">Nossa essência é<text:s/></text:span><text:span text:style-name="T16">cuidar de pessoas com responsabilidade e profissionalismo</text:span><text:span text:style-name="T17">, entregando resultados consistentes, que ultrapassam a formalidade de documentos e refletem em saúde, segurança e valorização do capital humano.</text:span><text:span text:style-name="T18"><text:s/>Com uma equipe experiente, entregamos soluções completas em SST para proteger sua empresa e seus colaboradores.</text:span></text:p>
      <text:p text:style-name="P19"/>
      <text:p text:style-name="Standard"><text:span text:style-name="T20">*<text:s/></text:span><text:span text:style-name="T21">Dados (números) para os índices</text:span><text:span text:style-name="T22"><text:s/></text:span><text:span text:style-name="T23">:</text:span></text:p>
      <text:p text:style-name="P24">29 anos de experiência</text:p>
      <text:p text:style-name="P25">+ de 200 condomínios atendidos</text:p>
      <text:p text:style-name="P26">+ de 7000<text:s/>vidas<text:s/>atendidas (ou pacientes atendidos)</text:p>
      <text:p text:style-name="P27">+<text:s/>680 empresas assessoradas</text:p>
      <text:p text:style-name="P28"/>
      <text:p text:style-name="Standard"><text:span text:style-name="T29">*<text:s/></text:span><text:span text:style-name="T30">NOSSOS DIFERENCIAIS</text:span></text:p>
      <text:p text:style-name="P31"/>
      <text:p text:style-name="P32">Na Prevenir Saúde Ocupacional, contamos com estrutura própria, confortável, onde todos os serviços são realizados diretamente por nossa equipe técnica, sem intermediações remotas ou atendimentos por ordem de chegada. Trabalhamos exclusivamente com clientes credenciados, mediante agendamento prévio, garantindo organização e qualidade no atendimento.</text:p>
      <text:p text:style-name="P33">Valorizamos o tempo de nossos clientes, assegurando pontualidade e evitando esperas desnecessárias. Mantemos um canal de comunicação ágil e próximo, sempre prontos para esclarecer dúvidas e oferecer suporte completo.</text:p>
      <text:p text:style-name="P34">Nossos profissionais são experientes, altamente qualificados e atuam com dedicação em cada processo, garantindo precisão, agilidade e excelência em todas as entregas. Acreditamos que a credibilidade se constrói em cada detalhe.</text:p>
      <text:p text:style-name="P35">Prezamos por um atendimento humano e individualizado, pautado no respeito, na acessibilidade e na escuta ativa. Nossas consultas vão além da emissão de laudos e documentos: oferecemos atenção real ao trabalhador, com soluções que unem conformidade legal, saúde e bem-estar.</text:p>
      <text:p text:style-name="P36">Nossa equipe técnica e operacional está à disposição para oferecer assessoria completa, incluindo relatórios de controle de vencimento de exames ocupacionais, gestão do e-Social e demais demandas em Saúde e Segurança do Trabalho.<text:s/>Além de ASOS lançados com biometria e segurança digital no portal do cliente, maior segurança e agilidade para as empresas.<text:s/></text:p>
      <text:p text:style-name="P37">Entre em contato e conheça nosso portfólio de serviços detalhados.</text:p>
      <text:p text:style-name="P38">*<text:s/>Nossos Serviços<text:s/>(Se quiserem usar ícones, vetores para demonstrar cada serviço, fique a vontade, a critério do designer):</text:p>
      <text:p text:style-name="P39"><text:span text:style-name="T40">- PCMSO:</text:span><text:span text:style-name="T41"><text:s/>O PCMSO (Programa de Controle Médico de Saúde Ocupacional) é um programa<text:s/></text:span><text:span text:style-name="T42">obrigatório</text:span><text:span text:style-name="T43"><text:s/>previsto na NR-7 que tem como objetivo preservar a saúde dos trabalhadores.<text:s/></text:span></text:p>
      <text:p text:style-name="P44">- LTCAT: Laudo Técnico das Condições Ambientais do Trabalho. Tem finalidade Previdenciária. é o laudo que identifica se o trabalhador está exposto a agentes nocivos no ambiente de trabalho, servindo de base para aposentadoria especial e para a gestão da saúde ocupacional.</text:p>
      <text:soft-page-break/>
      <text:p text:style-name="P45">- LTIP: Laudo Técnico de Insalubridade e Periculosidade é o documento que avalia se as atividades do trabalhador expõem a condições insalubres ou perigosas, servindo de base para o pagamento de adicionais previstos em lei. Tem finalidade Trabalhista.</text:p>
      <text:p text:style-name="P46">- PGR: Programa de Gerenciamento de Risco, previsto na NR-1 da Portaria MTE nº 6.734/1978 e tem como objetivo identificar, avaliar e controlar os riscos no ambiente de trabalho. Possui caráter dinâmico e de ser utilizado sempre que houver mudanças no ambiente, processo e nos riscos.</text:p>
      <text:p text:style-name="P47">- PPP: Perfil Profissiográfico Previdenciário, é o documento previdenciário que registra o histórico laboral, exposição. Serve para aposentadoria especial.<text:s/></text:p>
      <text:p text:style-name="P48">- Exames Ocupacionais para emissão do ASO (Atestado de Saúde Ocupacional): São exames médicos obrigatórios de acordo com o PCMSO; tem como objetivo avaliar a saúde do trabalhador, e assim estabelecer se há ou não aptidão para as funções laborais.<text:s/></text:p>
      <text:p text:style-name="P49">Tipos de exames ocupacionais:</text:p>
      <text:p text:style-name="P50">* ADMISSIONAL</text:p>
      <text:p text:style-name="P51">* DEMISSIONAL<text:s/></text:p>
      <text:p text:style-name="P52">* <text:s/>RETORNO AO TRABALHO</text:p>
      <text:p text:style-name="P53">* MUDANÇA DE FUNÇÃO</text:p>
      <text:p text:style-name="P54">* PERIÓDICO ANUAL</text:p>
      <text:p text:style-name="P55"/>
      <text:p text:style-name="P56">- EXAMES COMPLEMENTARES DE ACORDO COM A FUNÇÃO:</text:p>
      <text:p text:style-name="P57">São exames de acordo com o PCMSO e com os riscos apresentados no PGR que servem para confirmar, descartar ou monitorar os riscos do amniente de trabalho.<text:s/></text:p>
      <text:p text:style-name="P58">Exemplo: audiometria, hemograma, glicemia</text:p>
      <text:p text:style-name="P59"/>
      <text:p text:style-name="P60"><text:s/>- GESTÃO DE ENVIOS AO e-SOCIAL:</text:p>
      <text:p text:style-name="P61">Envios dos eventos (informações) para a plataforma governamental que unifica as informações trabalhistas, previdenciárias e fiscais das empresas e seus trabalhadores. A parte que compete a SST nos envios sãos os eventos: S2210 (CAT), S 2220 – Monitoramento de Saúde do trabalhador , S2240 – Condições Ambientais do Trabalho, fatores de risco.<text:s/></text:p>
      <text:p text:style-name="P62"/>
      <text:p text:style-name="P63">-<text:s/>ELABORAÇÃO DO LEVANTAMENTO PSICOSSOCIAL, COM BASE NA NR. 01 - O Levantamento Psicossocial é uma avaliação dos fatores do trabalho que podem afetar a saúde mental e emocional dos colaboradores, como estresse, assédio, pressão por metas e relações interpessoais. Fazemos o mapeamento, identificação e levantamento.<text:s/>Estamos em constante atualização para estarmos oferecendo um serviço diferenciado e a frente do ofertado pelo mercado.<text:s/></text:p>
      <text:p text:style-name="P64"/>
      <text:p text:style-name="P65"/>
      <text:p text:style-name="P66">- <text:s/>DOCUMENTOS ATUALIZADOS EM PERÍODO REAL NO PORTAL DO CLIENTE; ATUALIZAÇÃO DENTRO DO PERÍODO DE VIGêNCIA; <text:s/>FACILITANDO O ACESSO E CONTROLE DAS INFORMAÇÕES.<text:s/></text:p>
      <text:p text:style-name="P67">- ORIENTAÇÃO TÉCNICA CONTÍNUA RELACIONADA AO NOSSO ESCOPO DE SERVIÇOS;</text:p>
      <text:p text:style-name="P68">- TREINAMENTOS/ ORIENTAÇÃO DE EPIS</text:p>
      <text:p text:style-name="P69">- ASSESSORIA TÉCNICA E MÉDICA ESPECIALIZADA RELACIONADA À SST;</text:p>
      <text:p text:style-name="P70">- CONTROLE DE VENCIMENTO DE DOCUMENTOS, EXAMES PERIÓDICOS</text:p>
      <text:p text:style-name="P71">- ASSESSORIA EM PÉRICIAS (ASSISTÊNCIA TÉCNICA)</text:p>
      <text:soft-page-break/>
      <text:p text:style-name="P72">- PALESTRAS, CAMPANHAS EDUCATIVAS E AÇÕES DE SAÚDE<text:s/></text:p>
      <text:p text:style-name="P73">- TREINAMENTO DE CIPA</text:p>
      <text:p text:style-name="P74">- EMISSÃO DE PARECERES DE SAÚDE OCUPACIONAL E SEGURANÇA DO TRABALHO</text:p>
      <text:p text:style-name="P75">- EMISSÃO DE LAUDOS E PARECER PCD, PNE</text:p>
      <text:p text:style-name="P76">-CONSULTORIA EM ASSUNTOS RELACIONADOS À SAÚDE OCUPACIONAL E SEGURANÇA DO TRABALHO</text:p>
      <text:p text:style-name="P77">- ATESTADO DE SAÚDE PARA APTIDÃO PARA MANIPULAÇÃO DE ALIMENTOS</text:p>
      <text:p text:style-name="P78">- ATESTADO MÉDICO PARA CONCURSOS PÚBLICOS</text:p>
      <text:p text:style-name="P79">-<text:s/>ANÁLISE ERGONÔMICA<text:s/>DO AMBIENTE DE TRABALHO</text:p>
      <text:p text:style-name="P80"/>
      <text:p text:style-name="P81">NOSSA EQUIPE</text:p>
      <text:p text:style-name="P82">Na Prevenir Saúde Ocupacional, contamos com uma equipe multidisciplinar composta por médicos do trabalho, técnicos de segurança e profissionais de apoio administrativo, recepção, todos com ampla experiência em Saúde e Segurança do Trabalho.</text:p>
      <text:p text:style-name="P83">Nossa equipe técnica é formada por profissionais altamente qualificados, com vasta experiência e profundo conhecimento em<text:s/>Medicina e Segurança do trabalho. Com atuação consolidada em diversos segmentos, oferecem um olhar rigoroso e estratégico, garantindo excelência em perícias e na gestão da<text:s/>saúde <text:s/>e<text:s/>segurança ocupacional.</text:p>
      <text:p text:style-name="P84">Nosso objetivo é oferecer um atendimento de excelência, garantindo suporte técnico ágil e eficaz. Atuamos com profissionalismo, precisão e proatividade, sempre buscando desenvolver soluções personalizadas que atendam às necessidades de cada cliente com qualidade, atenção,<text:s/>agilidade<text:s/>e assertividade.</text:p>
      <text:p text:style-name="P85"/>
      <text:p text:style-name="P86"><text:span text:style-name="T87">INFORMAÇÕES GERAIS</text:span><text:span text:style-name="T88">:</text:span></text:p>
      <text:p text:style-name="P89">HORÁRIO DE FUNCIONAMENTO: DE SEGUNDA A SEXTA DAS 08:00 AS 12:00 E DAS 13:00 AS 17:00</text:p>
      <text:p text:style-name="P90">CONTAMOS COM UNIDADES: FLORIANÓPOLIS, PALHOÇA E BIGUAÇU</text:p>
      <text:p text:style-name="P91">ENDEREÇO MATRIZ – AVENIDA RIO BRANCO, 448, SALA 106. CENTRO, FLORIANÓPOLIS. CEP: 88015-200</text:p>
      <text:p text:style-name="P92"><text:span text:style-name="T93">EMAIL:<text:s/></text:span><text:a xlink:href="mailto:comercial@prevenirsst.com.br" office:target-frame-name="_top" xlink:show="replace"><text:span text:style-name="T94">comercial@prevenirsst.com.br</text:span></text:a></text:p>
      <text:p text:style-name="P95">CONTATO WHATTS: 48 99812 01 56<text:s/>(agendamento)</text:p>
      <text:p text:style-name="P96">48 99912 6850 (comercial)</text:p>
      <text:p text:style-name="P97">TELEFONE FIXO: 48 3025 7498/ 3025 74 97</text:p>
      <text:p text:style-name="P98"/>
      <text:p text:style-name="P99">Fale Conosco pelo WhatsApp</text:p>
      <text:p text:style-name="P100">Entre em contato direto conosco e solicite uma proposta personalizada para<text:s/>sua empresa/ condomínios:</text:p>
      <text:p text:style-name="P101">48 99812 01 56</text:p>
      <text:p text:style-name="P102"/>
      <text:p text:style-name="P103">SLOGAN FINAL AO FIM DO SITE:<text:s/></text:p>
      <text:p text:style-name="P104">Prevenir: cuidado completo com a saúde e segurança do trabalho, com expertise e confiança.</text:p>
      <text:p text:style-name="P105"/>
      <text:p text:style-name="P106"/>
      <text:p text:style-name="P107"/>
      <text:p text:style-name="P108"/>
      <text:p text:style-name="P109"/>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svg:font-family="Droid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ource Han Sans CN" svg:font-family="Source Han Sans CN"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Droid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a Skowasch</meta:initial-creator>
    <dc:creator>Gabriela Skowasch</dc:creator>
    <meta:creation-date>2025-09-17T21:41:00Z</meta:creation-date>
    <dc:date>2025-09-17T21:41:00Z</dc:date>
    <meta:template xlink:href="Normal" xlink:type="simple"/>
    <meta:editing-cycles>2</meta:editing-cycles>
    <meta:editing-duration>PT0S</meta:editing-duration>
    <meta:document-statistic meta:page-count="4" meta:paragraph-count="15" meta:word-count="1244" meta:character-count="7951" meta:row-count="56" meta:non-whitespace-character-count="6722"/>
  </office:meta>
</office:document-meta>
</file>